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9663" officeooo:paragraph-rsid="001ade2a"/>
    </style:style>
    <style:style style:name="P2" style:family="paragraph" style:parent-style-name="Standard">
      <style:text-properties officeooo:rsid="00199663" officeooo:paragraph-rsid="00199663"/>
    </style:style>
    <style:style style:name="P3" style:family="paragraph" style:parent-style-name="Standard" style:list-style-name="L1">
      <style:text-properties officeooo:rsid="001ade2a" officeooo:paragraph-rsid="001ade2a"/>
    </style:style>
    <style:style style:name="P4" style:family="paragraph" style:parent-style-name="Standard">
      <style:text-properties officeooo:rsid="001c4618" officeooo:paragraph-rsid="001c4618"/>
    </style:style>
    <style:style style:name="P5" style:family="paragraph" style:parent-style-name="Standard" style:list-style-name="L1">
      <style:text-properties officeooo:rsid="001c4618" officeooo:paragraph-rsid="001c4618"/>
    </style:style>
    <style:style style:name="P6" style:family="paragraph" style:parent-style-name="Standard" style:list-style-name="L2">
      <style:text-properties officeooo:rsid="001c4618" officeooo:paragraph-rsid="001c4618"/>
    </style:style>
    <style:style style:name="P7" style:family="paragraph" style:parent-style-name="Standard" style:list-style-name="L1">
      <style:text-properties officeooo:rsid="001d6d79" officeooo:paragraph-rsid="001d6d79"/>
    </style:style>
    <style:style style:name="P8" style:family="paragraph" style:parent-style-name="Standard" style:list-style-name="L2">
      <style:text-properties officeooo:rsid="001d6d79" officeooo:paragraph-rsid="001d6d79"/>
    </style:style>
    <style:style style:name="P9" style:family="paragraph" style:parent-style-name="Standard">
      <style:text-properties officeooo:rsid="001d6d79" officeooo:paragraph-rsid="001d6d79"/>
    </style:style>
    <style:style style:name="P10" style:family="paragraph" style:parent-style-name="Standard" style:list-style-name="L3">
      <style:text-properties officeooo:rsid="001d6d79" officeooo:paragraph-rsid="001d6d79"/>
    </style:style>
    <style:style style:name="P11" style:family="paragraph" style:parent-style-name="Standard" style:list-style-name="L5">
      <style:text-properties officeooo:rsid="001d6d79" officeooo:paragraph-rsid="001d6d79"/>
    </style:style>
    <style:style style:name="P12" style:family="paragraph" style:parent-style-name="Standard">
      <style:text-properties officeooo:rsid="001a6059" officeooo:paragraph-rsid="001a6059"/>
    </style:style>
    <style:style style:name="T1" style:family="text">
      <style:text-properties officeooo:rsid="001ade2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storie: <text:span text:style-name="T1">As a user, I want to see my animes and their episodes so that I can get the last episode.</text:span></text:p>
      <text:p text:style-name="P2">Tasks:</text:p>
      <text:list xml:id="list7712492181371660002" text:style-name="L1">
        <text:list-item>
          <text:p text:style-name="P3">Create the basic Data Structure</text:p>
        </text:list-item>
        <text:list-item>
          <text:p text:style-name="P3">Set DB systems</text:p>
        </text:list-item>
        <text:list-item>
          <text:p text:style-name="P5">Create basic data structure</text:p>
        </text:list-item>
        <text:list-item>
          <text:p text:style-name="P7">Design UI</text:p>
        </text:list-item>
        <text:list-item>
          <text:p text:style-name="P7">Develop UI</text:p>
        </text:list-item>
        <text:list-item>
          <text:p text:style-name="P7">Create main controler</text:p>
        </text:list-item>
      </text:list>
      <text:p text:style-name="P2">Test tasks:</text:p>
      <text:list xml:id="list8734997228345774466" text:style-name="L2">
        <text:list-item>
          <text:p text:style-name="P6">Create test to connections</text:p>
        </text:list-item>
        <text:list-item>
          <text:p text:style-name="P6">Create test to basic structure</text:p>
        </text:list-item>
        <text:list-item>
          <text:p text:style-name="P6">Create smoke test to DB connection</text:p>
        </text:list-item>
        <text:list-item>
          <text:p text:style-name="P6">Create Smoke test to file writing permission</text:p>
        </text:list-item>
        <text:list-item>
          <text:p text:style-name="P8">Create test to main controller</text:p>
        </text:list-item>
        <text:list-item>
          <text:p text:style-name="P8">Create </text:p>
        </text:list-item>
      </text:list>
      <text:p text:style-name="P12">AC:</text:p>
      <text:p text:style-name="P9"/>
      <text:p text:style-name="P2">Related features:</text:p>
      <text:list xml:id="list8494642914570291044" text:style-name="L3">
        <text:list-item>
          <text:p text:style-name="P10">DB connection</text:p>
        </text:list-item>
        <text:list-item>
          <text:p text:style-name="P10">Starting</text:p>
        </text:list-item>
        <text:list-item>
          <text:p text:style-name="P10">CRUD animes</text:p>
        </text:list-item>
      </text:list>
      <text:p text:style-name="P2">Related data:</text:p>
      <text:list xml:id="list1005172409492201543" text:style-name="L5">
        <text:list-item>
          <text:p text:style-name="P11">Index DB</text:p>
        </text:list-item>
      </text:list>
      <text:p text:style-name="P2">Extern resurces: (prototypes, diagramns, ...):</text:p>
      <text:p text:style-name="P4">-Question Strack Overflow: <text:a xlink:type="simple" xlink:href="http://stackoverflow.com/questions/25672984/json-ad-hoc-vs-nosq-document-database-for-a-embedded-desktop-software-in-java">http://stackoverflow.com/questions/25672984/json-ad-hoc-vs-nosq-document-database-for-a-embedded-desktop-software-in-java</text:a> </text:p>
      <text:p text:style-name="P4">-DB Schema diagram</text:p>
      <text:p text:style-name="P4">-Index DB <text:s/>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5</meta:editing-cycles>
    <meta:generator>LibreOffice/4.1.0.4$Windows_x86 LibreOffice_project/89ea49ddacd9aa532507cbf852f2bb22b1ace28</meta:generator>
    <dc:date>2014-09-05T18:13:52.067000000</dc:date>
    <dc:creator>Jonas Mayer</dc:creator>
    <meta:document-statistic meta:table-count="0" meta:image-count="0" meta:object-count="0" meta:page-count="1" meta:paragraph-count="26" meta:word-count="115" meta:character-count="734" meta:non-whitespace-character-count="658"/>
    <meta:user-defined meta:name="Info 1"/>
    <meta:user-defined meta:name="Info 2"/>
    <meta:user-defined meta:name="Info 3"/>
    <meta:user-defined meta:name="Info 4"/>
  </office:meta>
</office:document-meta>
</file>